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JP Regular1" svg:font-family="'Noto Sans CJK JP Regular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372" officeooo:paragraph-rsid="000f9372"/>
    </style:style>
    <style:style style:name="P2" style:family="paragraph">
      <style:text-properties style:font-name="F" fo:font-size="12pt"/>
    </style:style>
    <style:style style:name="P3" style:family="paragraph">
      <loext:graphic-properties draw:fill="none" draw:fill-color="#ffffff"/>
      <style:text-properties style:font-name="F" fo:font-size="12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loext:graphic-properties draw:fill="none" draw:fill-color="#ffffff"/>
    </style:style>
    <style:style style:name="T1" style:family="text">
      <style:text-properties style:font-name="F" fo:font-size="12pt"/>
    </style:style>
    <style:style style:name="T2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1.323cm" fo:min-width="3.2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3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3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start="Arrowhead_20_1" draw:textarea-horizontal-align="justify" draw:textarea-vertical-align="middle" draw:auto-grow-height="false" fo:min-height="2.926cm" fo:min-width="0.5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start="Arrowhead_20_1" draw:textarea-horizontal-align="justify" draw:textarea-vertical-align="middle" draw:auto-grow-height="false" fo:min-height="3.226cm" fo:min-width="0.4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marker-start="Arrowhead_20_1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디버깅</text:p>
      <text:p text:style-name="P1">gcc -g debug.c -o debug</text:p>
      <text:p text:style-name="P1">./debug</text:p>
      <text:p text:style-name="P1">gdb debug</text:p>
      <text:p text:style-name="P1">b main</text:p>
      <text:p text:style-name="P1">r(resource)</text:p>
      <text:p text:style-name="P1">메인 함수쪽에 breaking point가 잡히는 <text:s/>b *첫번째주소, r, disas하면 첫번째 주소에 breaking point가 걸림</text:p>
      <text:p text:style-name="P1"><draw:custom-shape text:anchor-type="paragraph" draw:z-index="0" draw:name="모양1" draw:style-name="gr1" svg:width="6.52cm" svg:height="3.97cm" svg:x="2.376cm" svg:y="0.411cm"><text:p/><draw:enhanced-geometry svg:viewBox="0 0 21600 21600" draw:glue-points="?f0 0 ?f1 10800 0 21600 10800 21600 21600 21600 ?f7 10800" draw:text-areas="?f1 10800 ?f2 18000 ?f3 7200 ?f4 21600" draw:type="isosceles-triangle" draw:modifiers="10726.660761736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1"><draw:frame text:anchor-type="paragraph" draw:z-index="1" draw:name="모양2" draw:style-name="gr2" draw:text-style-name="P3" svg:width="1.474cm" svg:height="0.551cm" svg:x="4.967cm" svg:y="0.737cm"><draw:text-box><text:p text:style-name="P2"><text:span text:style-name="T1">레지스터</text:span></text:p></draw:text-box></draw:frame><draw:frame text:anchor-type="paragraph" draw:z-index="2" draw:name="모양2" draw:style-name="gr2" draw:text-style-name="P3" svg:width="1.908cm" svg:height="0.551cm" svg:x="4.722cm" svg:y="1.418cm"><draw:text-box><text:p text:style-name="P2"><text:span text:style-name="T1">캐시메모리</text:span></text:p></draw:text-box></draw:frame><draw:frame text:anchor-type="paragraph" draw:z-index="3" draw:name="모양2" draw:style-name="gr3" draw:text-style-name="P4" svg:width="2.946cm" svg:height="0.551cm" svg:x="4.344cm" svg:y="2.193cm"><draw:text-box><text:p><text:span text:style-name="T2">메모리 </text:span><text:span text:style-name="T2">(RAM)</text:span></text:p></draw:text-box></draw:frame><draw:frame text:anchor-type="paragraph" draw:z-index="4" draw:name="모양2" draw:style-name="gr4" draw:text-style-name="P4" svg:width="4.042cm" svg:height="0.551cm" svg:x="3.759cm" svg:y="2.986cm"><draw:text-box><text:p><text:span text:style-name="T2"><text:s text:c="3"/></text:span><text:span text:style-name="T2">하드디스크 </text:span><text:span text:style-name="T2">(I / O)</text:span></text:p></draw:text-box></draw:frame><draw:frame text:anchor-type="paragraph" draw:z-index="5" draw:name="모양3" draw:style-name="gr5" draw:text-style-name="P5" svg:width="2.701cm" svg:height="1.1cm" svg:x="6.535cm" svg:y="0.683cm"><draw:text-box><text:p>- 범용(연산용) <text:s text:c="3"/>CPU</text:p></draw:text-box></draw:frame><draw:custom-shape text:anchor-type="paragraph" draw:z-index="6" draw:name="모양4" draw:style-name="gr6" svg:width="1.003cm" svg:height="3.345cm" svg:x="0.619cm" svg:y="0.56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모양5" draw:style-name="gr7" svg:width="0.946cm" svg:height="3.686cm" svg:x="9.784cm" svg:y="0.24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8" draw:name="모양6" draw:style-name="gr8" draw:text-style-name="P5" svg:width="1.154cm" svg:height="0.606cm" svg:x="1.45cm" svg:y="0.303cm"><draw:text-box><text:p>용량</text:p></draw:text-box></draw:frame><draw:frame text:anchor-type="paragraph" draw:z-index="9" draw:name="모양6" draw:style-name="gr8" draw:text-style-name="P5" svg:width="1.154cm" svg:height="0.606cm" svg:x="10.899cm" svg:y="0.379cm"><draw:text-box><text:p>속도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범용 레지스터(x86)의 용도 </text:p>
      <text:p text:style-name="P1">ax - 리턴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JP Regular1" svg:font-family="'Noto Sans CJK JP Regular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head_20_1" draw:display-name="Arrowhead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0:42:32.435115568</meta:creation-date>
    <dc:date>2018-11-18T10:53:06.314419189</dc:date>
    <meta:editing-duration>PT13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63" meta:character-count="159" meta:non-whitespace-character-count="134"/>
  </office:meta>
</office:document-meta>
</file>